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d3d21b" style:parent-style-name="Table_20_Contents">
      <style:text-properties fo:background-color="#00cc33"/>
    </style:style>
    <style:style style:family="paragraph" style:name="a7c8330" style:parent-style-name="Table_20_Contents">
      <style:text-properties fo:background-color="#00cc33"/>
    </style:style>
    <style:style style:family="paragraph" style:name="a14b19c" style:parent-style-name="Table_20_Contents">
      <style:text-properties fo:background-color="#00cc33"/>
    </style:style>
    <style:style style:family="paragraph" style:name="a9e482c" style:parent-style-name="Table_20_Contents">
      <style:text-properties fo:background-color="#00cc33"/>
    </style:style>
    <style:style style:family="paragraph" style:name="a65a3af" style:parent-style-name="Table_20_Contents">
      <style:text-properties fo:background-color="#00cc33"/>
    </style:style>
    <style:style style:family="paragraph" style:name="a89563e" style:parent-style-name="Table_20_Contents">
      <style:text-properties fo:background-color="#00cc33"/>
    </style:style>
    <style:style style:family="paragraph" style:name="a3a76c0" style:parent-style-name="Table_20_Contents">
      <style:text-properties fo:background-color="#00cc33"/>
    </style:style>
    <style:style style:family="paragraph" style:name="a9e61a3" style:parent-style-name="Table_20_Contents">
      <style:text-properties fo:background-color="#00cc33"/>
    </style:style>
    <style:style style:family="paragraph" style:name="a76e495" style:parent-style-name="Table_20_Contents">
      <style:text-properties fo:background-color="#00cc33"/>
    </style:style>
    <style:style style:family="paragraph" style:name="a4df1e1" style:parent-style-name="Table_20_Contents">
      <style:text-properties fo:background-color="#00cc33"/>
    </style:style>
    <style:style style:family="paragraph" style:name="ac523c5" style:parent-style-name="Table_20_Contents">
      <style:text-properties fo:background-color="#00cc33"/>
    </style:style>
    <style:style style:family="paragraph" style:name="a7749da" style:parent-style-name="Table_20_Contents">
      <style:text-properties fo:background-color="#00cc33"/>
    </style:style>
    <style:style style:family="paragraph" style:name="a49e84b" style:parent-style-name="Table_20_Contents">
      <style:text-properties fo:background-color="#00cc33"/>
    </style:style>
    <style:style style:family="paragraph" style:name="a887a98" style:parent-style-name="Table_20_Contents">
      <style:text-properties fo:background-color="#00cc33"/>
    </style:style>
    <style:style style:family="paragraph" style:name="a70b2a8" style:parent-style-name="Table_20_Contents">
      <style:text-properties fo:background-color="#00cc33"/>
    </style:style>
    <style:style style:family="paragraph" style:name="a54e42e" style:parent-style-name="Table_20_Contents">
      <style:text-properties fo:background-color="#00cc33"/>
    </style:style>
    <style:style style:family="paragraph" style:name="a8301c3" style:parent-style-name="Table_20_Contents">
      <style:text-properties fo:background-color="#00cc33"/>
    </style:style>
    <style:style style:family="paragraph" style:name="a9b5ecb" style:parent-style-name="Table_20_Contents">
      <style:text-properties fo:background-color="#00cc33"/>
    </style:style>
    <style:style style:family="paragraph" style:name="a6a08fb" style:parent-style-name="Table_20_Contents">
      <style:text-properties fo:background-color="#00cc33"/>
    </style:style>
    <style:style style:family="paragraph" style:name="a137c2b" style:parent-style-name="Table_20_Contents">
      <style:text-properties fo:background-color="#00cc33"/>
    </style:style>
    <style:style style:family="paragraph" style:name="a060311" style:parent-style-name="Table_20_Contents">
      <style:text-properties fo:background-color="#00cc33"/>
    </style:style>
    <style:style style:family="paragraph" style:name="a009a1c" style:parent-style-name="Table_20_Contents">
      <style:text-properties fo:background-color="#00cc33"/>
    </style:style>
    <style:style style:family="paragraph" style:name="a4658be" style:parent-style-name="Table_20_Contents">
      <style:text-properties fo:background-color="#00cc33"/>
    </style:style>
    <style:style style:family="table-cell" style:name="a027f30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c6ba56" style:parent-style-name="Table_20_Contents">
      <style:text-properties fo:background-color="#00cc33"/>
    </style:style>
    <style:style style:family="table-cell" style:name="a23e782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c3cd1b" style:parent-style-name="Table_20_Contents">
      <style:text-properties fo:background-color="#00cc33"/>
    </style:style>
    <style:style style:family="table-cell" style:name="adf3e3b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394fe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73790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dc98f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c90a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8781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d9fc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51a2d2" style:parent-style-name="Table_20_Contents">
      <style:text-properties fo:background-color="#00cc33"/>
    </style:style>
    <style:style style:data-style-name="N0" style:family="table-cell" style:name="a8b3e8f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b04d44" style:parent-style-name="Table_20_Contents">
      <style:text-properties fo:background-color="#00cc33"/>
    </style:style>
    <style:style style:data-style-name="N0" style:family="table-cell" style:name="afc4dbd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e94065" style:parent-style-name="Table_20_Contents">
      <style:text-properties fo:background-color="#00cc33"/>
    </style:style>
    <style:style style:data-style-name="N0" style:family="table-cell" style:name="a4c2c44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1a793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f07f98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e6e73e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8dd35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a1f72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c820f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b43427">
      <style:table-column-properties style:rel-column-width="7287*"/>
    </style:style>
    <style:style style:family="table-column" style:name="a188e4f">
      <style:table-column-properties style:rel-column-width="7281*"/>
    </style:style>
    <style:style style:family="table" style:name="a6038c1">
      <style:table-properties style:width="17.0cm" table:align="left"/>
    </style:style>
    <number:number-style style:name="N0">
      <number:number number:min-integer-digits="1"/>
    </number:number-style>
    <style:style style:family="table-column" style:name="a465114">
      <style:table-column-properties style:column-width="17.0mm"/>
    </style:style>
    <style:style style:family="table-column" style:name="ab09280">
      <style:table-column-properties style:column-width="17.01mm"/>
    </style:style>
    <style:style style:family="table" style:name="a3755d5">
      <style:table-properties style:rel-width="100%" style:width="17.0cm" table:align="left"/>
    </style:style>
    <style:style style:family="table-column" style:name="ab439c4">
      <style:table-column-properties style:column-width="17.0mm"/>
    </style:style>
    <style:style style:family="table-column" style:name="ad29976">
      <style:table-column-properties style:column-width="17.01mm"/>
    </style:style>
    <style:style style:family="table-column" style:name="ac39bc8">
      <style:table-column-properties style:column-width="15.45mm"/>
    </style:style>
    <style:style style:family="table-column" style:name="a434892">
      <style:table-column-properties style:column-width="15.47mm"/>
    </style:style>
    <style:style style:family="table" style:name="a16b27d">
      <style:table-properties style:rel-width="100%" style:width="17.0cm" table:align="left"/>
    </style:style>
    <style:style style:family="table-column" style:name="a1c8e9c">
      <style:table-column-properties style:column-width="15.45mm"/>
    </style:style>
    <style:style style:family="table-column" style:name="ae5990e">
      <style:table-column-properties style:column-width="15.47mm"/>
    </style:style>
    <style:style style:family="table-column" style:name="afc40d0">
      <style:table-column-properties style:column-width="14.17mm"/>
    </style:style>
    <style:style style:family="table-column" style:name="a153b10">
      <style:table-column-properties style:column-width="14.18mm"/>
    </style:style>
    <style:style style:family="table" style:name="a89f68d">
      <style:table-properties style:rel-width="100%" style:width="17.0cm" table:align="left"/>
    </style:style>
    <style:style style:family="table-column" style:name="a0b7d41">
      <style:table-column-properties style:column-width="14.17mm"/>
    </style:style>
    <style:style style:family="table-column" style:name="a1ee93b">
      <style:table-column-properties style:column-width="14.18mm"/>
    </style:style>
    <style:style style:family="table-column" style:name="a885ba4">
      <style:table-column-properties style:column-width="13.08mm"/>
    </style:style>
    <style:style style:family="table-column" style:name="a02254b">
      <style:table-column-properties style:column-width="13.09mm"/>
    </style:style>
    <style:style style:family="table" style:name="a8a7f2c">
      <style:table-properties style:rel-width="100%" style:width="17.0cm" table:align="left"/>
    </style:style>
    <style:style style:family="table-column" style:name="a4823a4">
      <style:table-column-properties style:column-width="13.08mm"/>
    </style:style>
    <style:style style:family="table-column" style:name="abd26f4">
      <style:table-column-properties style:column-width="13.09mm"/>
    </style:style>
    <style:style style:family="table-column" style:name="a7dafbf">
      <style:table-column-properties style:column-width="12.14mm"/>
    </style:style>
    <style:style style:family="table-column" style:name="ac64947">
      <style:table-column-properties style:column-width="12.15mm"/>
    </style:style>
    <style:style style:family="table" style:name="ae990dc">
      <style:table-properties style:rel-width="100%" style:width="17.0cm" table:align="left"/>
    </style:style>
    <style:style style:family="table-column" style:name="a10e184">
      <style:table-column-properties style:column-width="12.14mm"/>
    </style:style>
    <style:style style:family="table-column" style:name="a9b236b">
      <style:table-column-properties style:column-width="12.15mm"/>
    </style:style>
    <style:style style:family="table-column" style:name="a9fd9e3">
      <style:table-column-properties style:column-width="11.33mm"/>
    </style:style>
    <style:style style:family="table-column" style:name="ab6e82a">
      <style:table-column-properties style:column-width="11.34mm"/>
    </style:style>
    <style:style style:family="table" style:name="a949d51">
      <style:table-properties style:rel-width="100%" style:width="17.0cm" table:align="left"/>
    </style:style>
    <style:style style:family="table-column" style:name="af94966">
      <style:table-column-properties style:column-width="11.33mm"/>
    </style:style>
    <style:style style:family="table-column" style:name="a7d300c">
      <style:table-column-properties style:column-width="11.34mm"/>
    </style:style>
  </office:automatic-styles>
  <office:body>
    <office:text>
      <table:table table:style-name="a949d51">
        <table:table-column table:number-columns-repeated="13" table:style-name="af94966"/>
        <table:table-column table:number-columns-repeated="2" table:style-name="a7d300c"/>
        <table:table-row>
          <table:table-cell table:style-name="abc820f">
            <text:p text:style-name="Table_20_Contents">0</text:p>
          </table:table-cell>
          <table:table-cell table:style-name="abc820f">
            <text:p text:style-name="Table_20_Contents"/>
          </table:table-cell>
          <table:table-cell table:style-name="a7a1f72">
            <text:p text:style-name="Table_20_Contents">1</text:p>
          </table:table-cell>
          <table:table-cell table:style-name="ab8dd35">
            <text:p text:style-name="Table_20_Contents">2</text:p>
          </table:table-cell>
          <table:table-cell table:style-name="ae6e73e">
            <text:p text:style-name="Table_20_Contents">3</text:p>
          </table:table-cell>
          <table:table-cell table:style-name="ae6e73e">
            <text:p text:style-name="Table_20_Contents"/>
          </table:table-cell>
          <table:table-cell table:style-name="af07f98">
            <text:p text:style-name="Table_20_Contents">4</text:p>
          </table:table-cell>
          <table:table-cell table:style-name="a1a793b">
            <text:p text:style-name="Table_20_Contents">5</text:p>
          </table:table-cell>
          <table:table-cell table:style-name="a1a793b">
            <text:p text:style-name="a137c2b"/>
          </table:table-cell>
          <table:table-cell table:style-name="a4c2c44">
            <text:p text:style-name="ae94065">6</text:p>
          </table:table-cell>
          <table:table-cell table:style-name="a4c2c44">
            <text:p text:style-name="a9b5ecb"/>
          </table:table-cell>
          <table:table-cell table:style-name="a4c2c44">
            <text:p text:style-name="a009a1c"/>
          </table:table-cell>
          <table:table-cell table:style-name="afc4dbd">
            <text:p text:style-name="ab04d44">7</text:p>
          </table:table-cell>
          <table:table-cell table:style-name="a8b3e8f">
            <text:p text:style-name="a51a2d2">8</text:p>
          </table:table-cell>
          <table:table-cell table:style-name="a8b3e8f">
            <text:p text:style-name="a54e42e"/>
          </table:table-cell>
        </table:table-row>
        <table:table-row>
          <table:table-cell table:style-name="abc820f">
            <text:p text:style-name="Table_20_Contents"/>
          </table:table-cell>
          <table:table-cell table:style-name="abc820f">
            <text:p text:style-name="Table_20_Contents"/>
          </table:table-cell>
          <table:table-cell table:style-name="a7a1f72">
            <text:p text:style-name="Table_20_Contents"/>
          </table:table-cell>
          <table:table-cell table:style-name="ab8dd35">
            <text:p text:style-name="Table_20_Contents"/>
          </table:table-cell>
          <table:table-cell table:style-name="ae6e73e">
            <text:p text:style-name="Table_20_Contents"/>
          </table:table-cell>
          <table:table-cell table:style-name="ae6e73e">
            <text:p text:style-name="Table_20_Contents"/>
          </table:table-cell>
          <table:table-cell table:style-name="af07f98">
            <text:p text:style-name="Table_20_Contents"/>
          </table:table-cell>
          <table:table-cell table:style-name="a1a793b">
            <text:p text:style-name="Table_20_Contents"/>
          </table:table-cell>
          <table:table-cell table:style-name="a1a793b">
            <text:p text:style-name="a3a76c0"/>
          </table:table-cell>
          <table:table-cell table:style-name="a4c2c44">
            <text:p text:style-name="a89563e"/>
          </table:table-cell>
          <table:table-cell table:style-name="a4c2c44">
            <text:p text:style-name="a65a3af"/>
          </table:table-cell>
          <table:table-cell table:style-name="a4c2c44">
            <text:p text:style-name="a9e482c"/>
          </table:table-cell>
          <table:table-cell table:style-name="afc4dbd">
            <text:p text:style-name="a14b19c"/>
          </table:table-cell>
          <table:table-cell table:style-name="a8b3e8f">
            <text:p text:style-name="a7c8330"/>
          </table:table-cell>
          <table:table-cell table:style-name="a8b3e8f">
            <text:p text:style-name="ad3d21b"/>
          </table:table-cell>
        </table:table-row>
        <table:table-row>
          <table:table-cell table:style-name="a0d9fca">
            <text:p text:style-name="Table_20_Contents">a</text:p>
          </table:table-cell>
          <table:table-cell table:style-name="a0d9fca">
            <text:p text:style-name="Table_20_Contents"/>
          </table:table-cell>
          <table:table-cell table:style-name="a087815">
            <text:p text:style-name="Table_20_Contents">b</text:p>
          </table:table-cell>
          <table:table-cell table:style-name="a2c90a6">
            <text:p text:style-name="Table_20_Contents">c</text:p>
          </table:table-cell>
          <table:table-cell table:style-name="addc98f">
            <text:p text:style-name="Table_20_Contents">d</text:p>
          </table:table-cell>
          <table:table-cell table:style-name="addc98f">
            <text:p text:style-name="Table_20_Contents"/>
          </table:table-cell>
          <table:table-cell table:style-name="a473790">
            <text:p text:style-name="Table_20_Contents">e</text:p>
          </table:table-cell>
          <table:table-cell table:style-name="ad394fe">
            <text:p text:style-name="Table_20_Contents">f</text:p>
          </table:table-cell>
          <table:table-cell table:style-name="ad394fe">
            <text:p text:style-name="a6a08fb"/>
          </table:table-cell>
          <table:table-cell table:style-name="adf3e3b">
            <text:p text:style-name="ac3cd1b">g</text:p>
          </table:table-cell>
          <table:table-cell table:style-name="adf3e3b">
            <text:p text:style-name="a8301c3"/>
          </table:table-cell>
          <table:table-cell table:style-name="adf3e3b">
            <text:p text:style-name="a060311"/>
          </table:table-cell>
          <table:table-cell table:style-name="a23e782">
            <text:p text:style-name="ac6ba56">h</text:p>
          </table:table-cell>
          <table:table-cell table:style-name="a027f30">
            <text:p text:style-name="a4658be">i</text:p>
          </table:table-cell>
          <table:table-cell table:style-name="a027f30">
            <text:p text:style-name="a70b2a8"/>
          </table:table-cell>
        </table:table-row>
        <table:table-row>
          <table:table-cell table:style-name="a0d9fca">
            <text:p text:style-name="Table_20_Contents"/>
          </table:table-cell>
          <table:table-cell table:style-name="a0d9fca">
            <text:p text:style-name="Table_20_Contents"/>
          </table:table-cell>
          <table:table-cell table:style-name="a087815">
            <text:p text:style-name="Table_20_Contents"/>
          </table:table-cell>
          <table:table-cell table:style-name="a2c90a6">
            <text:p text:style-name="Table_20_Contents"/>
          </table:table-cell>
          <table:table-cell table:style-name="addc98f">
            <text:p text:style-name="Table_20_Contents"/>
          </table:table-cell>
          <table:table-cell table:style-name="addc98f">
            <text:p text:style-name="Table_20_Contents"/>
          </table:table-cell>
          <table:table-cell table:style-name="a473790">
            <text:p text:style-name="Table_20_Contents"/>
          </table:table-cell>
          <table:table-cell table:style-name="ad394fe">
            <text:p text:style-name="Table_20_Contents"/>
          </table:table-cell>
          <table:table-cell table:style-name="ad394fe">
            <text:p text:style-name="a887a98"/>
          </table:table-cell>
          <table:table-cell table:style-name="adf3e3b">
            <text:p text:style-name="a49e84b"/>
          </table:table-cell>
          <table:table-cell table:style-name="adf3e3b">
            <text:p text:style-name="a7749da"/>
          </table:table-cell>
          <table:table-cell table:style-name="adf3e3b">
            <text:p text:style-name="ac523c5"/>
          </table:table-cell>
          <table:table-cell table:style-name="a23e782">
            <text:p text:style-name="a4df1e1"/>
          </table:table-cell>
          <table:table-cell table:style-name="a027f30">
            <text:p text:style-name="a76e495"/>
          </table:table-cell>
          <table:table-cell table:style-name="a027f30">
            <text:p text:style-name="a9e61a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6</dc:date>
    <meta:editing-cycles>2</meta:editing-cycles>
    <meta:editing-duration>PT0.028S</meta:editing-duration>
  </office:meta>
</office:document-meta>
</file>